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0df"/>
    </style:style>
    <style:style style:name="P2" style:family="paragraph" style:parent-style-name="Standard">
      <style:text-properties officeooo:rsid="001a1dd6" officeooo:paragraph-rsid="001a2324"/>
    </style:style>
    <style:style style:name="P3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a4836" officeooo:paragraph-rsid="001be49e"/>
    </style:style>
    <style:style style:name="P4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a4836" officeooo:paragraph-rsid="001bfd0a"/>
    </style:style>
    <style:style style:name="P5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c2ac7" officeooo:paragraph-rsid="001c2ac7"/>
    </style:style>
    <style:style style:name="P6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e24d1" officeooo:paragraph-rsid="001e24d1"/>
    </style:style>
    <style:style style:name="P7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e31b3" officeooo:paragraph-rsid="001e31b3"/>
    </style:style>
    <style:style style:name="P8" style:family="paragraph" style:parent-style-name="Standard">
      <style:text-properties fo:font-variant="normal" fo:text-transform="none" fo:color="#1d1c1d" style:font-name="Slack-Lato" fo:font-size="9pt" fo:letter-spacing="normal" fo:font-style="normal" fo:font-weight="normal" officeooo:rsid="001a4836" officeooo:paragraph-rsid="001a2324"/>
    </style:style>
    <style:style style:name="T1" style:family="text">
      <style:text-properties officeooo:rsid="000c6755"/>
    </style:style>
    <style:style style:name="T2" style:family="text">
      <style:text-properties officeooo:rsid="00112415"/>
    </style:style>
    <style:style style:name="T3" style:family="text">
      <style:text-properties officeooo:rsid="001993a4"/>
    </style:style>
    <style:style style:name="T4" style:family="text">
      <style:text-properties officeooo:rsid="001bfd0a"/>
    </style:style>
    <style:style style:name="T5" style:family="text">
      <style:text-properties officeooo:rsid="001dd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rrectness</text:p>
      <text:p text:style-name="Standard"/>
      <text:p text:style-name="Standard"/>
      <text:p text:style-name="Standard">Completeness<text:span text:style-name="T1">(Representativeness)-Wilson et al.</text:span></text:p>
      <text:p text:style-name="Standard"/>
      <text:p text:style-name="Standard"/>
      <text:p text:style-name="Standard"><text:span text:style-name="T3">Senstivity-</text:span>Importance<text:span text:style-name="T2">-Sundararajan et al</text:span></text:p>
      <text:p text:style-name="Standard"/>
      <text:p text:style-name="Standard"/>
      <text:p text:style-name="P1">Compactness -Comprehensibility-Wilson et al</text:p>
      <text:p text:style-name="P1"/>
      <text:p text:style-name="P2">Implementation invariance -Consistency-Sundararajan et al.</text:p>
      <text:p text:style-name="P2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2:56:58.887209807</meta:creation-date>
    <dc:date>2020-04-06T11:14:10.866269080</dc:date>
    <meta:editing-duration>PT11H57M39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6" meta:character-count="198" meta:non-whitespace-character-count="187"/>
  </office:meta>
</office:document-meta>
</file>